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ucida Console" officeooo:paragraph-rsid="00056f0b"/>
    </style:style>
    <style:style style:name="P2" style:family="paragraph" style:parent-style-name="Standard">
      <style:text-properties style:font-name="Lucida Console" style:text-underline-style="solid" style:text-underline-width="auto" style:text-underline-color="font-color" officeooo:paragraph-rsid="00056f0b"/>
    </style:style>
    <style:style style:name="P3" style:family="paragraph" style:parent-style-name="Standard">
      <style:text-properties style:font-name="Lucida Console" fo:font-weight="bold" officeooo:paragraph-rsid="00056f0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weight="bold" officeooo:paragraph-rsid="00056f0b" style:font-weight-asian="bold" style:font-weight-complex="bold"/>
    </style:style>
    <style:style style:name="P5" style:family="paragraph" style:parent-style-name="Standard">
      <style:text-properties style:font-name="Lucida Console" officeooo:rsid="00056f0b" officeooo:paragraph-rsid="00056f0b"/>
    </style:style>
    <style:style style:name="P6" style:family="paragraph" style:parent-style-name="Standard">
      <style:paragraph-properties fo:text-align="start" style:justify-single-word="false"/>
      <style:text-properties style:font-name="Lucida Console" officeooo:rsid="00056f0b" officeooo:paragraph-rsid="00056f0b"/>
    </style:style>
    <style:style style:name="P7" style:family="paragraph" style:parent-style-name="Standard">
      <style:text-properties style:font-name="Lucida Console" fo:font-weight="normal" officeooo:rsid="00056f0b" officeooo:paragraph-rsid="00056f0b" style:font-weight-asian="normal" style:font-weight-complex="normal"/>
    </style:style>
    <style:style style:name="P8" style:family="paragraph" style:parent-style-name="Footer">
      <style:text-properties style:font-name="Courier New" officeooo:rsid="0005bc1a" officeooo:paragraph-rsid="0005bc1a"/>
    </style:style>
    <style:style style:name="P9" style:family="paragraph" style:parent-style-name="Header">
      <style:text-properties style:font-name="Courier New" officeooo:rsid="0005bc1a" officeooo:paragraph-rsid="0005bc1a"/>
    </style:style>
    <style:style style:name="P10" style:family="paragraph" style:parent-style-name="Standard" style:list-style-name="L1">
      <style:text-properties style:font-name="Lucida Console" officeooo:paragraph-rsid="00056f0b"/>
    </style:style>
    <style:style style:name="P11" style:family="paragraph" style:parent-style-name="Standard" style:list-style-name="L1">
      <style:text-properties style:font-name="Lucida Console" officeooo:rsid="00056f0b" officeooo:paragraph-rsid="00056f0b"/>
    </style:style>
    <style:style style:name="P12" style:family="paragraph" style:parent-style-name="Standard" style:list-style-name="L2">
      <style:text-properties style:font-name="Lucida Console" officeooo:rsid="00056f0b" officeooo:paragraph-rsid="00056f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. UT 2 </text:p>
      <text:p text:style-name="P4">Diseño de sitio web Realice las siguientes tareas: </text:p>
      <text:p text:style-name="P1"/>
      <text:p text:style-name="P1">Como hemos visto en esta unidad, el desarrollo de prototipos desde la fase inicial de diseño de una interfaz web es clave en la consecución de unos buenos resultados. </text:p>
      <text:p text:style-name="P1"/>
      <text:p text:style-name="P1">Haciendo uso de la herramienta figma, realiza el diseño del sitio web de uno de los dos clientes que se presentan en esta práctica. El diseño debe contener: </text:p>
      <text:p text:style-name="P1"/>
      <text:p text:style-name="P1"><text:tab/>a. Una guía de estilos. </text:p>
      <text:p text:style-name="P1"><text:tab/>b. El wireframe de cada una de las páginas que se piden </text:p>
      <text:p text:style-name="P3"/>
      <text:p text:style-name="P3">1. Haciendo uso de figjam, concreta una reunión telemática con el cliente donde este pueda exponer sus ideas y preferencias en cuanto a:</text:p>
      <text:p text:style-name="P3"/>
      <text:p text:style-name="P7">Tras una primera reunión con el cliente, se han concretado los puntos fundamentales a tener en cuenta para el desarrollo del proyecto, los cuales, se enumeran a continuación:</text:p>
      <text:p text:style-name="P1"/>
      <text:p text:style-name="P1"><text:tab/>a. Ideas generales de la web </text:p>
      <text:p text:style-name="P1"/>
      <text:p text:style-name="P5">Se ha establecido que el sitio web va a tener como propósito principal la difusión de la obra del cliente, un apartado donde mostrar sus principales premios y una zona de contacto. El sitio web no tiene fines comerciales. </text:p>
      <text:p text:style-name="P1"/>
      <text:p text:style-name="P1"><text:tab/>b. Gustos y personalidad del cliente</text:p>
      <text:p text:style-name="P1"/>
      <text:p text:style-name="P5">El cliente muestra un gran ímpetu por resaltar el valor de su obra. Tiene predilección por los tonos en blanco y negro. Muestra un gran interés por el minimalismo y las lineas acentuadas.</text:p>
      <text:p text:style-name="P1"/>
      <text:p text:style-name="P1"><text:tab/>c. Puntos clave a tener en cuenta</text:p>
      <text:p text:style-name="P1"/>
      <text:p text:style-name="P5">Se han determinado los siguientes puntos:</text:p>
      <text:p text:style-name="P1"/>
      <text:list text:style-name="L1">
        <text:list-item>
          <text:p text:style-name="P10">No se requiere de head.</text:p>
        </text:list-item>
        <text:list-item>
          <text:p text:style-name="P10">No se requiere footer.</text:p>
        </text:list-item>
        <text:list-item>
          <text:p text:style-name="P10">Búsqueda total de minimalismo.</text:p>
        </text:list-item>
        <text:list-item>
          <text:p text:style-name="P10">La imagen principal debe ser una foto del cliente.</text:p>
        </text:list-item>
        <text:list-item>
          <text:p text:style-name="P10">Una sola zona importante.</text:p>
        </text:list-item>
        <text:list-item>
          <text:p text:style-name="P11">La paleta abarca únicamente tonos en blanco y negro.</text:p>
        </text:list-item>
        <text:list-item>
          <text:p text:style-name="P11">Jerarquía: Autor y obra.</text:p>
        </text:list-item>
      </text:list>
      <text:p text:style-name="P5"/>
      <text:p text:style-name="P5">La zona de navegación contiene los siguientes elementos</text:p>
      <text:p text:style-name="P5"/>
      <text:list text:style-name="L2">
        <text:list-item>
          <text:p text:style-name="P12">Sobre mi</text:p>
        </text:list-item>
        <text:list-item>
          <text:p text:style-name="P12">Proyectos</text:p>
        </text:list-item>
        <text:list-item>
          <text:p text:style-name="P12">Premios</text:p>
        </text:list-item>
        <text:list-item>
          <text:p text:style-name="P12">Contacto</text:p>
        </text:list-item>
      </text:list>
      <text:p text:style-name="P5"/>
      <text:p text:style-name="P1"/>
      <text:p text:style-name="P1"/>
      <text:p text:style-name="P1"><text:soft-page-break/></text:p>
      <text:p text:style-name="P1"/>
      <text:p text:style-name="P1"/>
      <text:p text:style-name="P3">2. Concreta una primera reunión con el cliente, donde le tendrás que presentar:</text:p>
      <text:p text:style-name="P1"/>
      <text:p text:style-name="P1"><text:tab/>a. Un primer boceto del diseño general de las páginas que <text:tab/>compondrán su web. </text:p>
      <text:p text:style-name="P1"/>
      <text:p text:style-name="P5">Tras un primer análisis, se han hecho unos bocetos a mano y posteriormente se ha establecido contacto con el cliente, para determinar algunos puntos clave. Se ha asesorado conforme a otras cuestiones relacionadas con la experiencia de usuario.</text:p>
      <text:p text:style-name="P1"/>
      <text:p text:style-name="P1"><text:tab/>b. La paleta de colores principales escogida </text:p>
      <text:p text:style-name="P1"/>
      <text:p text:style-name="P5">La paleta de colores, se resume a los siguientes:</text:p>
      <text:p text:style-name="P5"/>
      <text:p text:style-name="P6">#FFFFFF</text:p>
      <text:p text:style-name="P6">#EBEBEB</text:p>
      <text:p text:style-name="P6">#AAAAAA </text:p>
      <text:p text:style-name="P6">#181818</text:p>
      <text:p text:style-name="P5"/>
      <text:p text:style-name="P1"><text:tab/>c. La tipografía escogida</text:p>
      <text:p text:style-name="P1"/>
      <text:p text:style-name="P5">Para los títulos se ha escogido una tipografía acorde al gusto minimalista del clinete “Raleway”</text:p>
      <text:p text:style-name="P5"/>
      <text:p text:style-name="P5">Para los parrafos se ha requerido una con serifa por lo que se ha optado por las fuentes “Fanwood”</text:p>
      <text:p text:style-name="P1"/>
      <text:p text:style-name="P3">3. Realiza la fase de wireframing haciendo uso de Figma para realizar el diseño de cada una de las páginas que se piden. Para Miguel Salvado:</text:p>
      <text:p text:style-name="P2"/>
      <text:p text:style-name="P1"><text:tab/>a. Landing page o página de inicio </text:p>
      <text:p text:style-name="P1"><text:tab/>b. Contacto </text:p>
      <text:p text:style-name="P1"><text:tab/>c. Página de proyectos</text:p>
      <text:p text:style-name="P1"><text:tab/>d. Página de detalle de proyect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ourier New" officeooo:rsid="0005bc1a" officeooo:paragraph-rsid="0005bc1a"/>
    </style:style>
    <style:style style:name="MP2" style:family="paragraph" style:parent-style-name="Footer">
      <style:text-properties style:font-name="Courier New" officeooo:rsid="0005bc1a" officeooo:paragraph-rsid="0005bc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Interfaces Web <text:tab/><text:tab/>Proyecto Web para Miguel Salvado</text:p>
      </style:header>
      <style:footer>
        <text:p text:style-name="MP2">David Gutiérrez Pérez 2<text:tab/><text:tab/> DAW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59:42.123000000</meta:creation-date>
    <dc:date>2023-10-23T23:52:53.977000000</dc:date>
    <meta:editing-duration>PT47M2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46" meta:word-count="485" meta:character-count="2790" meta:non-whitespace-character-count="2329"/>
  </office:meta>
</office:document-meta>
</file>